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2b8d" officeooo:paragraph-rsid="00072b8d"/>
    </style:style>
    <style:style style:name="P2" style:family="paragraph" style:parent-style-name="Standard">
      <style:text-properties officeooo:rsid="00072b8d" officeooo:paragraph-rsid="00180cb3"/>
    </style:style>
    <style:style style:name="P3" style:family="paragraph" style:parent-style-name="Standard">
      <style:text-properties fo:font-weight="bold" officeooo:rsid="00072b8d" officeooo:paragraph-rsid="00072b8d" style:font-weight-asian="bold" style:font-weight-complex="bold"/>
    </style:style>
    <style:style style:name="P4" style:family="paragraph" style:parent-style-name="Standard">
      <style:text-properties fo:font-weight="bold" officeooo:rsid="001fa24e" officeooo:paragraph-rsid="00180cb3" style:font-weight-asian="bold" style:font-weight-complex="bold"/>
    </style:style>
    <style:style style:name="P5" style:family="paragraph" style:parent-style-name="Standard">
      <style:text-properties officeooo:rsid="000d9411" officeooo:paragraph-rsid="000d9411"/>
    </style:style>
    <style:style style:name="P6" style:family="paragraph" style:parent-style-name="Standard">
      <style:text-properties officeooo:paragraph-rsid="000f10a7"/>
    </style:style>
    <style:style style:name="P7" style:family="paragraph" style:parent-style-name="Standard">
      <style:text-properties officeooo:rsid="000f9a03" officeooo:paragraph-rsid="000f9a03"/>
    </style:style>
    <style:style style:name="P8" style:family="paragraph" style:parent-style-name="Standard">
      <style:text-properties officeooo:rsid="000fcc70" officeooo:paragraph-rsid="000fcc70"/>
    </style:style>
    <style:style style:name="P9" style:family="paragraph" style:parent-style-name="Standard">
      <style:text-properties officeooo:rsid="001133a2" officeooo:paragraph-rsid="001133a2"/>
    </style:style>
    <style:style style:name="P10" style:family="paragraph" style:parent-style-name="Standard">
      <style:text-properties officeooo:rsid="0012651d" officeooo:paragraph-rsid="0012651d"/>
    </style:style>
    <style:style style:name="P11" style:family="paragraph" style:parent-style-name="Standard">
      <style:text-properties officeooo:rsid="00165ebf" officeooo:paragraph-rsid="00165ebf"/>
    </style:style>
    <style:style style:name="P12" style:family="paragraph" style:parent-style-name="Standard">
      <style:text-properties officeooo:rsid="0009a95c" officeooo:paragraph-rsid="0009a95c"/>
    </style:style>
    <style:style style:name="P13" style:family="paragraph" style:parent-style-name="Standard">
      <style:text-properties officeooo:rsid="00180cb3" officeooo:paragraph-rsid="00180cb3"/>
    </style:style>
    <style:style style:name="P14" style:family="paragraph" style:parent-style-name="Standard">
      <style:text-properties fo:font-weight="normal" officeooo:rsid="0020f395" officeooo:paragraph-rsid="00180cb3" style:font-weight-asian="normal" style:font-weight-complex="normal"/>
    </style:style>
    <style:style style:name="P15" style:family="paragraph" style:parent-style-name="Standard">
      <style:text-properties fo:font-weight="normal" officeooo:rsid="001fa24e" officeooo:paragraph-rsid="00180cb3" style:font-weight-asian="normal" style:font-weight-complex="normal"/>
    </style:style>
    <style:style style:name="P16" style:family="paragraph" style:parent-style-name="Standard">
      <style:text-properties officeooo:rsid="001851b2" officeooo:paragraph-rsid="0009a95c"/>
    </style:style>
    <style:style style:name="P17" style:family="paragraph" style:parent-style-name="Standard">
      <style:text-properties officeooo:rsid="001851b2" officeooo:paragraph-rsid="001851b2"/>
    </style:style>
    <style:style style:name="P18" style:family="paragraph" style:parent-style-name="Standard">
      <style:text-properties officeooo:rsid="001a2b4c" officeooo:paragraph-rsid="001a2b4c"/>
    </style:style>
    <style:style style:name="P19" style:family="paragraph" style:parent-style-name="Standard">
      <style:text-properties officeooo:rsid="001be0dc" officeooo:paragraph-rsid="001be0dc"/>
    </style:style>
    <style:style style:name="P20" style:family="paragraph" style:parent-style-name="Standard">
      <style:text-properties officeooo:rsid="001cac1a" officeooo:paragraph-rsid="001cac1a"/>
    </style:style>
    <style:style style:name="P21" style:family="paragraph" style:parent-style-name="Standard">
      <style:text-properties officeooo:rsid="001d5481" officeooo:paragraph-rsid="001d5481"/>
    </style:style>
    <style:style style:name="T1" style:family="text">
      <style:text-properties officeooo:rsid="0009a95c"/>
    </style:style>
    <style:style style:name="T2" style:family="text">
      <style:text-properties officeooo:rsid="000a61bf"/>
    </style:style>
    <style:style style:name="T3" style:family="text">
      <style:text-properties officeooo:rsid="000baaf1"/>
    </style:style>
    <style:style style:name="T4" style:family="text">
      <style:text-properties officeooo:rsid="000f10a7"/>
    </style:style>
    <style:style style:name="T5" style:family="text">
      <style:text-properties officeooo:rsid="000fcc70"/>
    </style:style>
    <style:style style:name="T6" style:family="text">
      <style:text-properties officeooo:rsid="001133a2"/>
    </style:style>
    <style:style style:name="T7" style:family="text">
      <style:text-properties officeooo:rsid="0012651d"/>
    </style:style>
    <style:style style:name="T8" style:family="text">
      <style:text-properties officeooo:rsid="00139b85"/>
    </style:style>
    <style:style style:name="T9" style:family="text">
      <style:text-properties officeooo:rsid="00142572"/>
    </style:style>
    <style:style style:name="T10" style:family="text">
      <style:text-properties officeooo:rsid="0014f014"/>
    </style:style>
    <style:style style:name="T11" style:family="text">
      <style:text-properties officeooo:rsid="00180cb3"/>
    </style:style>
    <style:style style:name="T12" style:family="text">
      <style:text-properties officeooo:rsid="0022d1fb"/>
    </style:style>
    <style:style style:name="T13" style:family="text">
      <style:text-properties officeooo:rsid="001851b2"/>
    </style:style>
    <style:style style:name="T14" style:family="text">
      <style:text-properties officeooo:rsid="001be0dc"/>
    </style:style>
    <style:style style:name="T15" style:family="text">
      <style:text-properties officeooo:rsid="001ef2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aspis, what’s in a name</text:p>
      <text:p text:style-name="P1"/>
      <text:p text:style-name="P3">Abstract</text:p>
      <text:p text:style-name="P1">* <text:span text:style-name="T1">naamgeving mineralen bekend probleem</text:span></text:p>
      <text:p text:style-name="P1">* <text:span text:style-name="T2">wel of geen jasper: niet gelijk duidelijk</text:span></text:p>
      <text:p text:style-name="P1">* <text:span text:style-name="T2">lastig om er achter te komen</text:span></text:p>
      <text:p text:style-name="P1"/>
      <text:p text:style-name="P5">De naamgeving van Jaspis is ondoorzichtig. Nazoeken in de literatuur levert verschillende definities op die verwarrend zijn. Er is een petrologische <text:span text:style-name="T4">(bestudering van de samenstelling en het onstaan van gesteenten)</text:span> en commerciele betekenis aan de naam, die elkaar tegen kan spreken. Dit artikel onderzoekt de naamgeving van Jaspis in petrologisch, commercieel en historisch perspectief.</text:p>
      <text:p text:style-name="P1"/>
      <text:p text:style-name="P3">Waarom dit verhaal</text:p>
      <text:p text:style-name="P1">* <text:span text:style-name="T1">bumblebee jasper geen jasper, wat dan wel jasper. Vgl dalmati</text:span><text:span text:style-name="T3">n</text:span><text:span text:style-name="T1">er jasper en rode jasper</text:span></text:p>
      <text:p text:style-name="P1">* <text:span text:style-name="T1">defiunitie bij gem-a zwak en niet uitgewerkt</text:span></text:p>
      <text:p text:style-name="P1">* <text:span text:style-name="T1">op internet een lawine van namen</text:span></text:p>
      <text:p text:style-name="P1"/>
      <text:p text:style-name="P6"><text:span text:style-name="T4">In een eerder artikel over Bumblebee Jasper gaf ik met veel bravoure aan dat dit geen “echte” jaspis zou zijn. Ik dacht dit een uitzondering was, maar op enig moment kwam ik erachter dat de typische Dalmatiner Jaspis (plaatje) ook helemaal geen jaspis zou zijn. Datzelfde geldt voor de luxe Picasso <text:s/>(plaatje), dat is al helemaal iets anders. Maar wat is een jaspis dan wel, en waar komt al die onduidelijkheid vandaan? </text:span><text:span text:style-name="T10">Het is ook geen leopard skin, zegt men (https://www.mindat.org/mesg-165400.html)</text:span><text:span text:style-name="T4"><text:line-break/></text:span></text:p>
      <text:p text:style-name="P7">Het raadplegen van de opleidinggsliteratuur van de gem-a is wat teleurstellend. Ondanks dat deze steensoort op vele manieren in sieraden wordt gebruikt, bevat de Syllabus slechts twee paragrafen over dit materiaal. En een van die paragrafen gaat dan ook nog eens over een obscure blauwe variant die ooit als pseudo lapis is verhandeld. De ander paragraaf zegt in essentie dat het chalcedoon is met tot 20% bijmenging van andere materialen. Alleen wel een beetje jammer dat verderop in een schema Jaspis niet als ondersoort van Chalcedoon wordt benoemd, maar als <text:span text:style-name="T5">broertje. Verder is versteend hout ook geen jaspis, en daar verschillen de meningen ook over.</text:span></text:p>
      <text:p text:style-name="P7"/>
      <text:p text:style-name="P8">Googlen levert een lawine van namen en meningen op, waar niet eenvoudig een touw aan vast te knopen is.</text:p>
      <text:p text:style-name="P1"/>
      <text:p text:style-name="P3">Herkomst van de naam</text:p>
      <text:p text:style-name="P1">* <text:span text:style-name="T1">borstplaat bijbel (bolman, nefriet)</text:span></text:p>
      <text:p text:style-name="P1">* <text:span text:style-name="T1">theofrastus (doorschijnend)</text:span></text:p>
      <text:p text:style-name="P1">* <text:span text:style-name="T1">plinius groen</text:span></text:p>
      <text:p text:style-name="P1">* <text:span text:style-name="T1">engels gevlekte steen</text:span></text:p>
      <text:p text:style-name="P1">* <text:span text:style-name="T1">duitse bewerkers: jasper ondoorzichtig, agaath doorzichtig</text:span></text:p>
      <text:p text:style-name="P1"/>
      <text:p text:style-name="P8">De naam Japsis is afkomstig <text:span text:style-name="T8">vanuit het Akkadisch</text:span> (ri<text:span text:style-name="T8">j</text:span>k in Mesopotamie <text:span text:style-name="T8">in d eoudheid</text:span>) <text:span text:style-name="T8">als Yaspu</text:span>, en zo ook in het Hebreeus terecht gekomen (als Yashpeh). De steen werd gebruitk voor rolzegels, en veel voorbeelden zijn er van te vinden, o.a. in het edelsteenmuseum in Idar Oberstein. In het oude testament is een directe referentie naar deze steen in de borstplaat van de hoge priester (Exodus 28, <text:span text:style-name="T6">geschreven rond 1400 BCE</text:span>). <text:span text:style-name="T6">Wat voor steen was dat? Het zou waarschijnlijk om een groene steen gaan, mogelijk Nefriet (Bolman). Er is overigens geen volledige consensus over deze interpretatie.</text:span></text:p>
      <text:p text:style-name="P8"/>
      <text:p text:style-name="P9">Het oude Griekenland kende ook een Ja<text:span text:style-name="T7">s</text:span>pis, <text:span text:style-name="T7">en deze is uitgebreid beschreven door Theophrastuis (ref). Daaruit volgt dat door het om een (half) doorzichtige groene steen ging. </text:span><text:span text:style-name="T9">Deze interpretatie is vrij zeker gezien de uitgebreide context waarin deze Griek de steen beschrijft</text:span><text:span text:style-name="T7"> Via Latijn is de term </text:span><text:soft-page-break/><text:span text:style-name="T7">op verschillende manieren tot ons gekomen, maar steeds met een wat afwijkende betekenis. Het lijkt erop dat de waarde iets devalueerde. In het oud Frans zou het “Gevlekte” steen betekenen.</text:span></text:p>
      <text:p text:style-name="P10">De duitse lapidaristen gaven de term Japis aan ondoorzichtige Chalcedoon en Agaath, die als halfdoorzichtig werd beschouwd <text:span text:style-name="T10">(Juchum)</text:span>. In ons taalgebied was Jaspis lange tijd vooraal een indicatie van een rode steen. Donogue, tenslotte, heeft de devaluati<text:span text:style-name="T9">e</text:span> compleet gemaakt door de Jaspis te beschouwen als “common beach pebble”, de steen die je in grote getale op het strand vindt (Gems).</text:p>
      <text:p text:style-name="P10"/>
      <text:p text:style-name="P10">In de huidige tijd is de naam weer <text:span text:style-name="T9">min of meer </text:span>opgewaardeerd. Op het internet zijn veel namen te vinden waarbij iedere ondoorzichtige steen de naam Jasper krijgt als er niets luxers van te maken is (zoals een saffier of lage kwaliteit aquamarijn).</text:p>
      <text:p text:style-name="P10"/>
      <text:p text:style-name="P11"><text:span text:style-name="T11">Vanaf</text:span> de <text:span text:style-name="T11">17e/</text:span>18e eeuw kwam de geologie <text:span text:style-name="T11">als wetenschap </text:span>op, met in het kielzog de behoefte om alles een keurig wetenschappelijke naam en definitie te geven. Op een of andere manier is toen de consensus geworden dat Jaspis vooral uit niet-kristallijn kwarts bestaat. Met andere woorden: de samenstelling werd bepalend voor de term, niet het uiterlijk. Er wordt <text:span text:style-name="T11">daardoor </text:span>ook veel gesteld <text:span text:style-name="T11">als waarheid zonder ondebouwing of referentie.</text:span> Smith <text:span text:style-name="T11">definieert bijvoobeeld </text:span>in zijn standaardwerk “Gems” uit 1912 jasp<text:span text:style-name="T11">is</text:span> als een rode ondoorzichtige chalcedoon, Waar dit precies vandaan komt is onduidelijk, ik heb dit niet kunnen vinden.</text:p>
      <text:p text:style-name="P11"/>
      <text:p text:style-name="P11"/>
      <text:p text:style-name="P3">Huidig commercieel gebruik</text:p>
      <text:p text:style-name="P1">* <text:span text:style-name="T1">inventarisatie van namen</text:span></text:p>
      <text:p text:style-name="P1">* <text:span text:style-name="T1">verschillende soorten</text:span></text:p>
      <text:p text:style-name="P12">* voorbeelden, inclusief getrademarkte naam</text:p>
      <text:p text:style-name="P12"/>
      <text:p text:style-name="P13">Er is een veelheid aan namen voor stenen in omloopt, maar wanneer is die nu eigenlijk “officieel”. Er is geen instantie die de gemmologische namen bewaakt, en zeker niet die van jaspissen. Vergelijk dit met de situatie rond de smaragd, hoeveel chroom en vanadium moet er eigenlijk inzitten om hem “echt” te noemen. Hangt in de praktijk erg af van het materiaal dat je zelf verkoopt. Om daar iets over te zeggen hanteer ik het principe dat <text:s/>de Kamer van Koophandel ook gebruikt voor handelsnamen: een naam ontstaat als deze in het economische verkeer gebruikt wordt (en dat is iets anders dan merkrecht).</text:p>
      <text:p text:style-name="P13"/>
      <text:p text:style-name="P13">Ik heb zoveel mogelijk namen verzameld (in het engels), en daarbij gekeken hoeveel namen daadwerkelijk op meer plekken worden gebruikt (inventarisatie). Op dit moment zijn er maar liefst 150 verschillende namen, met daarnaast nog eens tientallen synoniemen. Sommige namen zijn universeel (zoals rode jaspis), ander worden slechts door enkelen gebruikt. Voorbeelden van dit laatste zijn de Jaspissen die door Hans Gamma in een mooi boek zijn uitgegeven, en naar de lokale vindplaatsen worden genoemd. Ook bij de naamgeving is er inflatie. “Cobra Jasper” was na verloop van tijd toch te gewoon, en vervolgens werd het overal “King Cobra Jasper” genoemd. </text:p>
      <text:p text:style-name="P13"/>
      <text:p text:style-name="P13">Een aantal namen zijn overkoepelend. Bijvoorbeeld “Brecciated Jasper” bestaat uit brokjes jasper, die vervolgens later weer door <text:s/>chalcedoon <text:s/>via kiezelzuur penetratie aan elkaar zijn geplakt. Zo is er “… breciiated” en “… brecciated” jasper. Verder is er de rode jasper, maar vind iemand het ook wel bijzonder om daarnaast een blood jasper te benoemen.</text:p>
      <text:p text:style-name="P13"/>
      <text:p text:style-name="P13">Het grootste deel van de jaspers wordt genoemd naar het uiterlijk (70%), en daarna naar de vindplaats (20%). Tenslotte is er een kleine groep fantasienamen. Een aantal jaspissen zijn geen japis in petrologische zin, maar dat aantal valt uiteindelijk wel mee (5%). </text:p>
      <text:p text:style-name="P13"/>
      <text:p text:style-name="P12"/>
      <text:p text:style-name="P3"><text:soft-page-break/>Petrologisch</text:p>
      <text:p text:style-name="P1">* <text:span text:style-name="T1">komt na het commercieel gebruik</text:span></text:p>
      <text:p text:style-name="P1">* <text:span text:style-name="T1">iets in een keurslijf persen wat niet te persen is</text:span></text:p>
      <text:p text:style-name="P1">* <text:span text:style-name="T1">daarom veel alternatieve namen: jasperoids, jasperlite, jasperagathe</text:span></text:p>
      <text:p text:style-name="P1"/>
      <text:p text:style-name="P13">Lange tijd ging het niet alleen om de samenstelling of iets een jasper is, maar ook over de ontstaanswijze. Daardoor ontstonden er termen als <text:s/><text:span text:style-name="T1">jasperoids </text:span>en<text:span text:style-name="T1"> jasperlite </text:span>om dit aan te geven. Ook was het onduidelijk of versteend materiaal wel <text:s/>een jasper was. En kan bijvoorbeeld Mookaite, “geperste radiolieten”, dat uiteindelijk ook fijne amorfe kwarts is, een jasper zijn?</text:p>
      <text:p text:style-name="P13"/>
      <text:p text:style-name="P13">De mineralienatlas gaat hier erg ver in. Het onderscheid tussen jasper en agaath is daar, dat jasper cryptocrystallijn is, terwijl chalcedoon een vezelige structuur heeft. Het verschil tussen beide is niet te zien, ook niet met een gemmologische microscoop. Daarnaast zijn er overgangssituaties, het lijkt </text:p>
      <text:p text:style-name="P13">me iets teveel bij elkaar gezocht.</text:p>
      <text:p text:style-name="P13"/>
      <text:p text:style-name="P13">Roger Dedeyne, in zijn nieuwe tabellenboek, geeft als korte maar krachtige definitie: “Granular Quartz Aggregate”.</text:p>
      <text:p text:style-name="P13"/>
      <text:p text:style-name="P13">In <text:s/>2012 heeft … <text:s/>een systemathiek gemaakt waarbij <text:s/>de verschillende ontstaanswijzen wel worden benoemd, maar uiteindelijk alles tot een Jaspis leidt. Gezien het commerciele gebruik van de naam lijkt me dit het meest aansluiten op de praktijk.</text:p>
      <text:p text:style-name="P13"/>
      <text:p text:style-name="P13">Komen we uiteindelijk dus toch uit op cryptocrystalline kwarts met bijmengingen. De 20% daarvan is voor mij wat arbitrair. Ik kan ook niet vinden waar dat vandaan komt. En wat heet nu iets met 25% bijmenging, maar verder exact dezelfde eigenschappen?</text:p>
      <text:p text:style-name="P13"/>
      <text:p text:style-name="P13">En wat als de bijmenging zelf niet crypto is? Orbicular of Ocean jasper bevat bolletjes met een andere kristalvorm. Is dit nu een pseudo jasper, of is dat in het kader van bijmenging acceptabel? De puriteinen onder de petrologen vinden van niet, maar uit het commerciele gebruik is dit geen enkel probleem. </text:p>
      <text:p text:style-name="P2"/>
      <text:p text:style-name="P3">Kenmerken <text:s/>“<text:span text:style-name="T11">echte” Jaspis.</text:span></text:p>
      <text:p text:style-name="P1">* <text:span text:style-name="T1">RI en SG</text:span></text:p>
      <text:p text:style-name="P1">* <text:span text:style-name="T1">Herkomst van de 2.91 onduidelijk en onwaarschijnlijk</text:span></text:p>
      <text:p text:style-name="P1">* <text:span text:style-name="T1">wel of geen chalcedoon?</text:span></text:p>
      <text:p text:style-name="P1"/>
      <text:p text:style-name="P13">Wat zijn nu de gemmologische kenmerken van Jaspis? Aangezien kwarts het hoofdbestanddeel vormt, <text:s/>en de slijpvorm vrijwel altijd “en cabochon” is, praten we over een RI van ongeveer 1.54, veel nauwkeuriger is het met de spotmeting niet te bepalen. Onder de polaroscoop zien we… niets. Het is toch een ondoorzichtige steen. </text:p>
      <text:p text:style-name="P13"/>
      <text:p text:style-name="P13">De Soortelijke massa wordt in de literatuur aangegeven als tussen 2.63 en 2.91. Die laatste waarde (2.91) is nogal verbazingwekkend. Hij wordt overal genoemd, maar waar die vandaan komt? Het is op zijn minst merkwaardig dat deze zo nauwkeurig kan worden gegeven (op 0.01!) voor een steen waarvan maar moeilijk kunnen zeggen wat het precies is. De waarde kan ook niet kloppen. Als ik 80% chalcedoon (SG 2.60) meng met 20% hematiet <text:span text:style-name="T13">(SG 5.25) </text:span>meng, heb ik een rode jaspis. Op basis van deze componenten <text:span text:style-name="T13">zou de</text:span> soortelijke massa al <text:span text:style-name="T13">meer dan 3.1 </text:span>moeten zijn. Het betere copy-paste werk door de jaren heen, maar het maakt de zaak wel ingewikkeld.</text:p>
      <text:p text:style-name="P13"/>
      <text:p text:style-name="P13">De kleuren van jaspers worden veroozaakt door de verschillende metalen die het kan bevatten. In het algemeen geldt:</text:p>
      <text:p text:style-name="P4"/>
      <text:p text:style-name="P15"><text:soft-page-break/>Kleuroorzaken</text:p>
      <text:p text:style-name="P15"/>
      <text:p text:style-name="P15">Colour <text:tab/>Мineral </text:p>
      <text:p text:style-name="P15">Gray <text:tab/><text:tab/>albite, К-feldspar, sericite </text:p>
      <text:p text:style-name="P15">Black <text:tab/><text:tab/>magnetite, Mn-oxides </text:p>
      <text:p text:style-name="P15">Red, pink <text:tab/>hematite, garnet </text:p>
      <text:p text:style-name="P15">Brown <text:tab/>goethite, hematite </text:p>
      <text:p text:style-name="P15">Yellow <text:tab/>goethite </text:p>
      <text:p text:style-name="P15">Green <text:tab/><text:tab/>chlorite (penine), pumpellyite, epidote, actinolite, clinozoisite, celadonite </text:p>
      <text:p text:style-name="P15">Blue, violet <text:tab/>magnetite, glaucophane-riebeckite, hematite </text:p>
      <text:p text:style-name="P15"/>
      <text:p text:style-name="P14">Rood: Fe3+O <text:span text:style-name="T12">(hematiet)</text:span></text:p>
      <text:p text:style-name="P14"><text:span text:style-name="T12">G</text:span>eel: Fe3+O(OH) <text:span text:style-name="T12">(Goethiet)</text:span></text:p>
      <text:p text:style-name="P2"/>
      <text:p text:style-name="P3">Raakvlakken en pijnpunten</text:p>
      <text:p text:style-name="P1">* <text:span text:style-name="T1">in het algemeen klopt het wel</text:span></text:p>
      <text:p text:style-name="P1">* <text:span text:style-name="T1">historische fouten</text:span></text:p>
      <text:p text:style-name="P12">* schuld wel een beetje bij de petrologen, ze hebben immers een bestaande term hergebruikt.</text:p>
      <text:p text:style-name="P16"/>
      <text:p text:style-name="P17">Het combineren van commerciele namen en petrologische definities levert uiteindelijk nog niet eens zoveel afwijkingen op, als maar de “losse” definitie wordt gebruikt. Ik denk dat het probleem hier ook wel een beetje bij de wetenschappers ligt. Er is een naam genomen die al een diverse betekenis had, en vervolgens is daar een definitie aan gegeven die nooit helemaal past. Uit de context van het gebruik moet je dan maar halen wat er wordt bedoeld.</text:p>
      <text:p text:style-name="P17"/>
      <text:p text:style-name="P17">Welk stenen zijn de grote boosdoeners:</text:p>
      <text:p text:style-name="P17">- Bumblebee jasper</text:p>
      <text:p text:style-name="P17">- Dalmatiner jasper</text:p>
      <text:p text:style-name="P17">- …</text:p>
      <text:p text:style-name="P17">- ...</text:p>
      <text:p text:style-name="P17"/>
      <text:p text:style-name="P17">Vanuit de gemmologie kom ik daardoor wel tot de conclusie dat ik de commerciele naam gewoon kan en zal blijven gebruiken. Dat wil zeggen jasper in de zin van gekleurde ondoorzichte steen. Maar als het geen kwarts is, moet die kwalificatie er wel bij. Een Bumblebee Jaspis is nog steeds geen Jaspis.</text:p>
      <text:p text:style-name="P1"/>
      <text:p text:style-name="P1"/>
      <text:p text:style-name="P3">Conclusie</text:p>
      <text:p text:style-name="P1">* <text:span text:style-name="T1">dit is mijn interpretatie</text:span></text:p>
      <text:p text:style-name="P1">* <text:span text:style-name="T1">uit context: petrologische type, of commerciele benaming</text:span></text:p>
      <text:p text:style-name="P1">* <text:span text:style-name="T1">elke ondoorzichte gevlekte steen kan een jasper worden genoemd</text:span></text:p>
      <text:p text:style-name="P1"/>
      <text:p text:style-name="P18">LEES OOK <text:span text:style-name="T14">EN IDEEEN</text:span></text:p>
      <text:p text:style-name="P18"><text:a xlink:type="simple" xlink:href="https://thegemshop.com/pages/imperial-jasper-location" text:style-name="Internet_20_link" text:visited-style-name="Visited_20_Internet_20_Link">https://thegemshop.com/pages/imperial-jasper-location</text:a></text:p>
      <text:p text:style-name="P19">Etsy en Ebay explosie</text:p>
      <text:p text:style-name="P20">herkomst: jaspidem als spotted stone en griekse iaspis</text:p>
      <text:p text:style-name="P21">commerciele namen soms dubbelop: puddingstone en puddingstone jasper. Is het zelfde maar klinkt waarschijnlijk beter. <text:span text:style-name="T15">Zelfde tigerir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09:29:13.676212312</meta:creation-date>
    <meta:generator>LibreOffice/7.4.2.3$Linux_X86_64 LibreOffice_project/40$Build-3</meta:generator>
    <dc:date>2022-11-28T21:30:51.712991447</dc:date>
    <meta:editing-duration>PT4H24M</meta:editing-duration>
    <meta:editing-cycles>16</meta:editing-cycles>
    <meta:document-statistic meta:table-count="0" meta:image-count="0" meta:object-count="0" meta:page-count="4" meta:paragraph-count="81" meta:word-count="1777" meta:character-count="11254" meta:non-whitespace-character-count="9522"/>
  </office:meta>
</office:document-meta>
</file>